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calcext:conditional-formats>
          <calcext:conditional-format calcext:target-range-address="Planilha1.A1:Planilha1.J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09:05:16.794552952</meta:creation-date>
    <dc:date>2024-06-06T10:28:31.787273202</dc:date>
    <meta:editing-duration>PT32M26S</meta:editing-duration>
    <meta:editing-cycles>3</meta:editing-cycles>
    <meta:generator>LibreOffice/7.3.7.2$Linux_X86_64 LibreOffice_project/30$Build-2</meta:generator>
    <meta:document-statistic meta:table-count="1" meta:cell-count="100" meta:object-count="0"/>
  </office:meta>
</office:document-meta>
</file>